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Object.getCha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Object.setMapType( Map &lt; String , String &gt; map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Object.setDoubleType( double doubl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Object.setListType( List &lt; String &gt; lis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Object.getByt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Object.setSetType( Set &lt; String &gt; s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Object.setShortType( short shor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Object.getShor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Object.getDoubl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Object.setStringType( String string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Object.setBoolType( boolean bool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Object.setLongType( long long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Object.setByteType( byte byt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Object.setEnumType( EnumType enum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Object.getI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Object.My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yObject.getLis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Johnny.test_bu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Bug_for_Johnny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Object.getMap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Object.getEnum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Object.getLong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Object.setCharType( char cha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Object.setFloatType( float floa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Object.setIntType( int i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Object.getString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Object.getFloa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Object.isBool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Object.getS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